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4cm" fo:margin-left="-0.016cm" fo:margin-right="0cm" table:align="margins" fo:background-color="transparent" style:shadow="none">
        <style:background-image/>
      </style:table-properties>
    </style:style>
    <style:style style:name="Таблица1.A" style:family="table-column">
      <style:table-column-properties style:column-width="1.136cm" style:rel-column-width="644*"/>
    </style:style>
    <style:style style:name="Таблица1.B" style:family="table-column">
      <style:table-column-properties style:column-width="11.822cm" style:rel-column-width="6702*"/>
    </style:style>
    <style:style style:name="Таблица1.C" style:family="table-column">
      <style:table-column-properties style:column-width="4.057cm" style:rel-column-width="2300*"/>
    </style:style>
    <style:style style:name="Таблица1.A1" style:family="table-cell" style:data-style-name="N10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C1" style:family="table-cell" style:data-style-name="N10100">
      <style:table-cell-properties fo:background-color="transparent" fo:padding="0.097cm" fo:border="0.002cm solid #000000">
        <style:background-image/>
      </style:table-cell-properties>
    </style:style>
    <style:style style:name="Таблица1.2" style:family="table-row">
      <style:table-row-properties fo:background-color="#c0c0c0">
        <style:background-image/>
      </style:table-row-properties>
    </style:style>
    <style:style style:name="Таблица1.A2" style:family="table-cell" style:data-style-name="N10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2" style:family="table-cell">
      <style:table-cell-properties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C2" style:family="table-cell" style:data-style-name="N10000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B3" style:family="table-cell" style:data-style-name="N10000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C3" style:family="table-cell" style:data-style-name="N100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B5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B6" style:family="table-cell" style:data-style-name="N10000">
      <style:table-cell-properties fo:background-color="#b3b3b3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>
        <style:tab-stops>
          <style:tab-stop style:position="12.924cm"/>
        </style:tab-stops>
      </style:paragraph-properties>
    </style:style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шу предоставить доступ на суперкомпьютерный комплекс СКИФ-МГУ «Чебышёв» для проведения практических работ по курсу «Параллельное программирование на Algol для задач квантовой лингвистики» группе студентов факультета абстрактых космических исследований в составе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float" office:value="0">
            <text:p text:style-name="P1">N</text:p>
          </table:table-cell>
          <table:table-cell table:style-name="Таблица1.A1" office:value-type="float" office:value="0">
            <text:p text:style-name="P1">Ф.И.О. / отпечаток</text:p>
          </table:table-cell>
          <table:table-cell table:style-name="Таблица1.C1" office:value-type="float" office:value="0">
            <text:p text:style-name="P1">подпись</text:p>
          </table:table-cell>
        </table:table-row>
        <table:table-row table:style-name="Таблица1.2">
          <table:table-cell table:style-name="Таблица1.A2" office:value-type="float" office:value="0">
            <text:p text:style-name="P2">01</text:p>
          </table:table-cell>
          <table:table-cell table:style-name="Таблица1.B2" office:value-type="string">
            <text:p text:style-name="P2">Петров Пётр Петрович</text:p>
          </table:table-cell>
          <table:table-cell table:style-name="Таблица1.C2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3" office:value-type="float" office:value="0">
            <text:p text:style-name="P2">b1:e5:40:84:ea:cf:75:d5:1d:9b:a9:d8:73:2b:3f:49</text:p>
          </table:table-cell>
          <table:table-cell table:style-name="Таблица1.C3">
            <text:p text:style-name="P2"/>
          </table:table-cell>
        </table:table-row>
        <table:table-row table:style-name="Таблица1.2">
          <table:table-cell table:style-name="Таблица1.A2" office:value-type="float" office:value="0">
            <text:p text:style-name="P2">02</text:p>
          </table:table-cell>
          <table:table-cell table:style-name="Таблица1.B2" office:value-type="string">
            <text:p text:style-name="P2">Иванов Иван Иванович</text:p>
          </table:table-cell>
          <table:table-cell table:style-name="Таблица1.C2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5" office:value-type="string">
            <text:p text:style-name="P2">b1:e5:40:84:ea:cf:75:d5:1d:9b:a9:d8:73:2b:3f:49</text:p>
          </table:table-cell>
          <table:table-cell table:style-name="Таблица1.C3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6">
            <text:p text:style-name="P2"/>
          </table:table-cell>
          <table:table-cell table:style-name="Таблица1.C2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3">
            <text:p text:style-name="P2"/>
          </table:table-cell>
          <table:table-cell table:style-name="Таблица1.C3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6">
            <text:p text:style-name="P2"/>
          </table:table-cell>
          <table:table-cell table:style-name="Таблица1.C2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3">
            <text:p text:style-name="P2"/>
          </table:table-cell>
          <table:table-cell table:style-name="Таблица1.C3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6">
            <text:p text:style-name="P2"/>
          </table:table-cell>
          <table:table-cell table:style-name="Таблица1.C2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3">
            <text:p text:style-name="P2"/>
          </table:table-cell>
          <table:table-cell table:style-name="Таблица1.C3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6">
            <text:p text:style-name="P2"/>
          </table:table-cell>
          <table:table-cell table:style-name="Таблица1.C2">
            <text:p text:style-name="P2"/>
          </table:table-cell>
        </table:table-row>
        <table:table-row table:style-name="Таблица1.2">
          <table:table-cell table:style-name="Таблица1.A2">
            <text:p text:style-name="P2"/>
          </table:table-cell>
          <table:table-cell table:style-name="Таблица1.B3">
            <text:p text:style-name="P2"/>
          </table:table-cell>
          <table:table-cell table:style-name="Таблица1.C3">
            <text:p text:style-name="P2"/>
          </table:table-cell>
        </table:table-row>
      </table:table>
      <text:p text:style-name="Standard"/>
      <text:p text:style-name="Standard">Все студенты ознакомлены с правилами работы на вычислительном комплексе и обязуются выполнять их, что подтверждают своей подписью.</text:p>
      <text:p text:style-name="Standard"/>
      <text:p text:style-name="Standard">Руководитель практических занятий</text:p>
      <text:p text:style-name="P4">Шрундершранштерн Й.Щ.<text:tab/>___________________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1.3cm" style:auto-text-indent="false"/>
      <style:text-properties style:font-name="Times New Roman1" fo:font-size="12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Times New Roman1" fo:font-size="12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7T11:38:43</meta:creation-date>
    <meta:document-statistic meta:table-count="1" meta:image-count="0" meta:object-count="0" meta:page-count="1" meta:paragraph-count="13" meta:word-count="68" meta:character-count="633"/>
    <dc:date>2010-02-17T12:48:55</dc:date>
    <meta:editing-duration>PT00H09M41S</meta:editing-duration>
    <meta:editing-cycles>1</meta:editing-cycles>
    <meta:generator>OpenOffice.org/3.1$Unix OpenOffice.org_project/310m19$Build-9420</meta:generator>
  </office:meta>
</office:document-meta>
</file>